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503cm"/>
      <style:text-properties fo:color="#cccccc" fo:background-color="#1f1f1f"/>
    </style:style>
    <style:style style:name="P2" style:family="paragraph" style:parent-style-name="Standard">
      <style:paragraph-properties style:line-height-at-least="0.503cm"/>
      <style:text-properties fo:color="#6a9955" style:font-name="Consolas" fo:font-size="10.5pt" fo:font-weight="normal" fo:background-color="#1f1f1f"/>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style:line-height-at-least="0.503cm"/>
      <style:text-properties fo:color="#000000"/>
    </style:style>
    <style:style style:name="P6" style:family="paragraph" style:parent-style-name="Standard">
      <style:paragraph-properties style:line-height-at-least="0.503cm" fo:background-color="transparent">
        <style:background-image/>
      </style:paragraph-properties>
      <style:text-properties fo:color="#cccccc" fo:background-color="#1f1f1f"/>
    </style:style>
    <style:style style:name="P7" style:family="paragraph" style:parent-style-name="Standard">
      <style:paragraph-properties fo:background-color="transparent">
        <style:background-image/>
      </style:paragraph-properties>
      <style:text-properties fo:color="#000000"/>
    </style:style>
    <style:style style:name="P8" style:family="paragraph" style:parent-style-name="Standard">
      <style:paragraph-properties fo:text-align="center" style:justify-single-word="false" fo:background-color="transparent">
        <style:background-image/>
      </style:paragraph-properties>
      <style:text-properties fo:color="#000000"/>
    </style:style>
    <style:style style:name="P9" style:family="paragraph" style:parent-style-name="Standard">
      <style:paragraph-properties fo:text-align="start" style:justify-single-word="false" fo:background-color="transparent">
        <style:background-image/>
      </style:paragraph-properties>
      <style:text-properties fo:color="#000000"/>
    </style:style>
    <style:style style:name="P10" style:family="paragraph" style:parent-style-name="Standard">
      <style:paragraph-properties fo:text-align="start" style:justify-single-word="false" fo:background-color="transparent">
        <style:background-image/>
      </style:paragraph-properties>
      <style:text-properties fo:color="#6a9955" style:font-name="Consolas" fo:font-size="10.5pt" fo:font-weight="normal" fo:background-color="#1f1f1f"/>
    </style:style>
    <style:style style:name="P11" style:family="paragraph" style:parent-style-name="Standard">
      <style:paragraph-properties fo:background-color="transparent" style:border-line-width-bottom="0.002cm 0.035cm 0.002cm" fo:padding="0.074cm" fo:border-left="none" fo:border-right="none" fo:border-top="none" fo:border-bottom="0.039cm double #000000" style:join-border="false">
        <style:background-image/>
      </style:paragraph-properties>
    </style:style>
    <style:style style:name="P12" style:family="paragraph" style:parent-style-name="Standard">
      <style:paragraph-properties fo:padding="0.049cm" fo:border="0.002cm solid #e3e3e3"/>
      <style:text-properties fo:color="#6a9955" style:font-name="Consolas" fo:font-size="10.5pt" fo:font-weight="normal" fo:background-color="#1f1f1f"/>
    </style:style>
    <style:style style:name="P13" style:family="paragraph" style:parent-style-name="Standard">
      <style:paragraph-properties fo:padding="0.049cm" fo:border="0.002cm solid #e3e3e3"/>
      <style:text-properties fo:color="#cccccc" fo:background-color="#1f1f1f"/>
    </style:style>
    <style:style style:name="P14" style:family="paragraph" style:parent-style-name="Text_20_body">
      <style:paragraph-properties style:line-height-at-least="0.503cm"/>
      <style:text-properties fo:color="#cccccc" fo:background-color="#1f1f1f"/>
    </style:style>
    <style:style style:name="P15" style:family="paragraph" style:parent-style-name="Text_20_body">
      <style:paragraph-properties fo:padding="0.049cm" fo:border="0.002cm solid #e3e3e3"/>
    </style:style>
    <style:style style:name="P16" style:family="paragraph" style:parent-style-name="Text_20_body" style:list-style-name="L1">
      <style:paragraph-properties fo:padding="0.049cm" fo:border="0.002cm solid #e3e3e3"/>
    </style:style>
    <style:style style:name="P17" style:family="paragraph" style:parent-style-name="Text_20_body">
      <style:paragraph-properties fo:text-align="start" style:justify-single-word="false" fo:background-color="transparent">
        <style:background-image/>
      </style:paragraph-properties>
      <style:text-properties fo:color="#000000"/>
    </style:style>
    <style:style style:name="T1" style:family="text">
      <style:text-properties fo:color="#9cdcfe" style:font-name="Consolas" fo:font-size="10.5pt" fo:font-weight="normal"/>
    </style:style>
    <style:style style:name="T2" style:family="text">
      <style:text-properties fo:color="#9cdcfe" style:font-name="Consolas" fo:font-size="10.5pt" fo:font-weight="normal" fo:background-color="#1f1f1f"/>
    </style:style>
    <style:style style:name="T3" style:family="text">
      <style:text-properties fo:color="#cccccc" style:font-name="Consolas" fo:font-size="10.5pt" fo:font-weight="normal" fo:background-color="#1f1f1f"/>
    </style:style>
    <style:style style:name="T4" style:family="text">
      <style:text-properties style:font-name="Consolas" fo:font-size="10.5pt" fo:font-weight="normal"/>
    </style:style>
    <style:style style:name="T5" style:family="text">
      <style:text-properties fo:font-size="10.5pt" fo:font-weight="normal"/>
    </style:style>
    <style:style style:name="T6" style:family="text">
      <style:text-properties fo:color="#6a9955" style:font-name="Consolas" fo:font-size="10.5pt" fo:font-weight="normal"/>
    </style:style>
    <style:style style:name="T7" style:family="text">
      <style:text-properties fo:color="#569cd6" style:font-name="Consolas" fo:font-size="10.5pt" fo:font-weight="normal"/>
    </style:style>
    <style:style style:name="T8" style:family="text">
      <style:text-properties fo:color="#dcdcaa" style:font-name="Consolas" fo:font-size="10.5pt" fo:font-weight="normal"/>
    </style:style>
    <style:style style:name="T9" style:family="text">
      <style:text-properties fo:color="#000000"/>
    </style:style>
    <style:style style:name="T10" style:family="text">
      <style:text-properties fo:color="#d4d4d4" style:font-name="Consolas" fo:font-size="10.5pt" fo:font-weight="normal"/>
    </style:style>
    <style:style style:name="T11" style:family="text">
      <style:text-properties fo:color="#4ec9b0" style:font-name="Consolas" fo:font-size="10.5pt" fo:font-weight="normal"/>
    </style:style>
    <style:style style:name="T12" style:family="text">
      <style:text-properties fo:color="#b5cea8" style:font-name="Consolas" fo:font-size="10.5pt" fo:font-weight="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The tasks are assigned as following</text:p>
      <text:p text:style-name="Standard">Amine: randomizing bombs</text:p>
      <text:p text:style-name="Standard">Abdou Raouf: flagging cells</text:p>
      <text:p text:style-name="Standard">Tarek: counter implantation</text:p>
      <text:p text:style-name="Standard"/>
      <text:p text:style-name="Standard">Explaining work logic:</text:p>
      <text:p text:style-name="Standard">The bombs get distrubuated randomly (10) bombs and stayed hiiden un der the button associated to each cell</text:p>
      <text:p text:style-name="Standard">If mouse is left-clicked the the cell show what is included under the bomb</text:p>
      <text:p text:style-name="Standard">- Function of right mouse click will flag the cell</text:p>
      <text:p text:style-name="Standard">1- Empty cell or</text:p>
      <text:p text:style-name="Standard">2- Number or</text:p>
      <text:p text:style-name="Standard">3- A Mine</text:p>
      <text:p text:style-name="Standard">In case of clicking on mine the game will be over and uncover all mines and numbers hidden</text:p>
      <text:p text:style-name="Standard"/>
      <text:p text:style-name="P4">The coding structure</text:p>
      <text:p text:style-name="Standard">======================================================================</text:p>
      <text:p text:style-name="Standard">CLASS MINESWEEPER</text:p>
      <text:p text:style-name="P11"><text:span text:style-name="T9">CLASS CELL</text:span></text:p>
      <text:p text:style-name="P7"/>
      <text:p text:style-name="P8">CLASS MONESWEEPER</text:p>
      <text:p text:style-name="P8"/>
      <text:p text:style-name="P10"># Constructor method (__init__)</text:p>
      <text:p text:style-name="P1">    <text:span text:style-name="T7">def</text:span><text:span text:style-name="T4"> </text:span><text:span text:style-name="T8">__init__</text:span><text:span text:style-name="T4">(</text:span><text:span text:style-name="T1">self</text:span><text:span text:style-name="T4">, </text:span><text:span text:style-name="T1">root</text:span><text:span text:style-name="T4">):</text:span></text:p>
      <text:p text:style-name="P1">        <text:span text:style-name="T1">self</text:span><text:span text:style-name="T4">.</text:span><text:span text:style-name="T1">root</text:span><text:span text:style-name="T4"> </text:span><text:span text:style-name="T10">=</text:span><text:span text:style-name="T4"> </text:span><text:span text:style-name="T1">root</text:span><text:span text:style-name="T4">  </text:span><text:span text:style-name="T6"># Root window</text:span></text:p>
      <text:p text:style-name="P1">        <text:span text:style-name="T1">self</text:span><text:span text:style-name="T4">.</text:span><text:span text:style-name="T1">cells</text:span><text:span text:style-name="T4"> </text:span><text:span text:style-name="T10">=</text:span><text:span text:style-name="T4"> []   </text:span><text:span text:style-name="T6"># List to store all cells</text:span></text:p>
      <text:p text:style-name="P9"/>
      <text:p text:style-name="P8"/>
      <text:p text:style-name="P10"># Create a 10x10 grid of cells</text:p>
      <text:p text:style-name="P1">        <text:span text:style-name="T1">mine_positions</text:span><text:span text:style-name="T4"> </text:span><text:span text:style-name="T10">=</text:span><text:span text:style-name="T4"> </text:span><text:span text:style-name="T11">random</text:span><text:span text:style-name="T4">.</text:span><text:span text:style-name="T1">sample</text:span><text:span text:style-name="T4">(</text:span><text:span text:style-name="T11">range</text:span><text:span text:style-name="T4">(</text:span><text:span text:style-name="T12">100</text:span><text:span text:style-name="T4">), </text:span><text:span text:style-name="T12">10</text:span><text:span text:style-name="T4">)  </text:span><text:span text:style-name="T6"># Get 10 unique random positions for mines</text:span></text:p>
      <text:p text:style-name="P1"><text:span text:style-name="T6"/></text:p>
      <text:p text:style-name="P1"><text:span text:style-name="T4"> </text:span><text:span text:style-name="T1">self</text:span><text:span text:style-name="T4">.</text:span><text:span text:style-name="T1">cells</text:span><text:span text:style-name="T4">.</text:span><text:span text:style-name="T8">append</text:span><text:span text:style-name="T4">(</text:span><text:span text:style-name="T1">cell</text:span><text:span text:style-name="T4">)</text:span></text:p>
      <text:p text:style-name="P5"/>
      <text:p text:style-name="P17">In the <text:span text:style-name="Source_20_Text">Minesweeper</text:span> class, the line <text:span text:style-name="Source_20_Text">self.cells.append(cell)</text:span> is part of the <text:span text:style-name="Source_20_Text">create_grid</text:span> method. Let's break down what it does:</text:p>
      <text:list xml:id="list1917226228948403079" text:style-name="L1">
        <text:list-item>
          <text:p text:style-name="P16"><text:span text:style-name="Strong_20_Emphasis"><text:span text:style-name="Source_20_Text">self.cells</text:span></text:span>: This is a list attribute of the <text:span text:style-name="Source_20_Text">Minesweeper</text:span> class. It's initialized as an empty list (<text:span text:style-name="Source_20_Text">[]</text:span>) in the class definition.</text:p>
        </text:list-item>
        <text:list-item>
          <text:p text:style-name="P16"><text:span text:style-name="Strong_20_Emphasis"><text:span text:style-name="Source_20_Text">append(cell)</text:span></text:span>: This is a method of Python lists. It adds the specified element (in this case, the <text:span text:style-name="Source_20_Text">cell</text:span> object) to the end of the list.</text:p>
        </text:list-item>
        <text:list-item>
          <text:p text:style-name="P16"><text:span text:style-name="Strong_20_Emphasis"><text:span text:style-name="Source_20_Text">cell</text:span></text:span>: This variable holds an instance of the <text:span text:style-name="Source_20_Text">Cell</text:span> class, representing a single cell in the Minesweeper grid. Each time a new <text:span text:style-name="Source_20_Text">Cell</text:span> object is created in the loop within the <text:span text:style-name="Source_20_Text">create_grid</text:span> method, it is added to the <text:span text:style-name="Source_20_Text">self.cells</text:span> list using the <text:span text:style-name="Source_20_Text">append</text:span> method.</text:p>
        </text:list-item>
      </text:list>
      <text:p text:style-name="P15">Overall, this line of code adds each newly created cell to the list <text:span text:style-name="Source_20_Text">self.cells</text:span>, effectively storing references to all cells in the Minesweeper grid. This list can then be used later in the program to access or manipulate individual cells as needed, such as revealing all cells or updating their states during gameplay.</text:p>
      <text:p text:style-name="P12"><text:soft-page-break/># Method to increment counters in surrounding cells</text:p>
      <text:p text:style-name="P1">    <text:span text:style-name="T7">def</text:span><text:span text:style-name="T4"> </text:span><text:span text:style-name="T8">increment_neighbor_counters</text:span><text:span text:style-name="T4">(</text:span><text:span text:style-name="T1">self</text:span><text:span text:style-name="T4">, </text:span><text:span text:style-name="T1">row</text:span><text:span text:style-name="T4">, </text:span><text:span text:style-name="T1">col</text:span><text:span text:style-name="T4">):</text:span></text:p>
      <text:p text:style-name="P15"/>
      <text:p text:style-name="P15"/>
      <text:p text:style-name="P13"> <text:span text:style-name="T6"># Method to reveal all cells</text:span></text:p>
      <text:p text:style-name="P1">    <text:span text:style-name="T7">def</text:span><text:span text:style-name="T4"> </text:span><text:span text:style-name="T8">reveal_all</text:span><text:span text:style-name="T4">(</text:span><text:span text:style-name="T1">self</text:span><text:span text:style-name="T4">):</text:span></text:p>
      <text:p text:style-name="P15"/>
      <text:p text:style-name="P15"/>
      <text:p text:style-name="P13">  <text:span text:style-name="T6"># Method to reveal neighboring cells recursively</text:span></text:p>
      <text:p text:style-name="P1">    <text:span text:style-name="T7">def</text:span><text:span text:style-name="T4"> </text:span><text:span text:style-name="T8">reveal_neighbors</text:span><text:span text:style-name="T4">(</text:span><text:span text:style-name="T1">self</text:span><text:span text:style-name="T4">, </text:span><text:span text:style-name="T1">row</text:span><text:span text:style-name="T4">, </text:span><text:span text:style-name="T1">col</text:span><text:span text:style-name="T4">):</text:span></text:p>
      <text:p text:style-name="P15"/>
      <text:p text:style-name="P9"/>
      <text:p text:style-name="P9"/>
      <text:p text:style-name="P9"/>
      <text:p text:style-name="P9"/>
      <text:p text:style-name="P9"/>
      <text:p text:style-name="P9"/>
      <text:p text:style-name="P9"/>
      <text:p text:style-name="P9"/>
      <text:p text:style-name="P9"/>
      <text:p text:style-name="P7"/>
      <text:p text:style-name="Standard"/>
      <text:p text:style-name="Standard"/>
      <text:p text:style-name="P3">CLASS CELL</text:p>
      <text:p text:style-name="Standard"/>
      <text:p text:style-name="Standard">--Initializing parameters <text:span text:style-name="T2">self</text:span><text:span text:style-name="T3">, </text:span><text:span text:style-name="T2">master</text:span><text:span text:style-name="T3">, </text:span><text:span text:style-name="T2">row</text:span><text:span text:style-name="T3">, </text:span><text:span text:style-name="T2">col</text:span><text:span text:style-name="T3">, </text:span><text:span text:style-name="T2">button</text:span><text:span text:style-name="T3">, </text:span><text:span text:style-name="T2">has_mine</text:span><text:span text:style-name="T3">):</text:span></text:p>
      <text:p text:style-name="Standard"><text:span text:style-name="T3"/></text:p>
      <text:p text:style-name="P1"> <text:span text:style-name="T6"># Method to configure the button's command</text:span></text:p>
      <text:p text:style-name="P1">    <text:span text:style-name="T7">def</text:span><text:span text:style-name="T4"> </text:span><text:span text:style-name="T8">configure_button</text:span><text:span text:style-name="T4">(</text:span><text:span text:style-name="T1">self</text:span><text:span text:style-name="T4">):  </text:span><text:span text:style-name="T1">self</text:span><text:span text:style-name="T4">.</text:span><text:span text:style-name="T1">button</text:span><text:span text:style-name="T4">.bind</text:span></text:p>
      <text:p text:style-name="P1"><text:span text:style-name="T4"/></text:p>
      <text:p text:style-name="P2"># Method to place the button in the Tkinter grid</text:p>
      <text:p text:style-name="P1">    <text:span text:style-name="T7">def</text:span><text:span text:style-name="T4"> </text:span><text:span text:style-name="T8">place_button</text:span><text:span text:style-name="T4">(</text:span><text:span text:style-name="T1">self</text:span><text:span text:style-name="T4">):</text:span></text:p>
      <text:p text:style-name="P1"><text:span text:style-name="T4"/></text:p>
      <text:p text:style-name="P1"><text:span text:style-name="T4"/></text:p>
      <text:p text:style-name="P1">    <text:span text:style-name="T6"># Method to handle left mouse clicks</text:span></text:p>
      <text:p text:style-name="P1">    <text:span text:style-name="T7">def</text:span><text:span text:style-name="T4"> </text:span><text:span text:style-name="T8">button_left_click</text:span><text:span text:style-name="T4">(</text:span><text:span text:style-name="T1">self</text:span><text:span text:style-name="T4">, </text:span><text:span text:style-name="T1">event</text:span><text:span text:style-name="T4">):</text:span></text:p>
      <text:p text:style-name="P1"><text:span text:style-name="T4"/></text:p>
      <text:p text:style-name="P1"/>
      <text:p text:style-name="P14"><text:span text:style-name="T4">the </text:span><text:span text:style-name="Source_20_Text"><text:span text:style-name="T5">event</text:span></text:span><text:span text:style-name="T4"> parameter represents information about the event that triggered the method. In this context, </text:span><text:span text:style-name="Source_20_Text"><text:span text:style-name="T5">event</text:span></text:span><text:span text:style-name="T4"> specifically refers to the mouse click event that occurred on the button associated with the cell.</text:span></text:p>
      <text:p text:style-name="P15">When a left mouse button click occurs on the button widget, the Tkinter framework automatically passes information about that event to the callback function (<text:span text:style-name="Source_20_Text">button_left_click</text:span> in this case). This information typically includes details such as the type of event (<text:span text:style-name="Source_20_Text">&lt;Button-1&gt;</text:span> for a left mouse click), the widget where the event occurred, the coordinates of the mouse pointer, etc.</text:p>
      <text:p text:style-name="P15">By including the <text:span text:style-name="Source_20_Text">event</text:span> parameter in the method definition, you can access this information within the method body if needed. For example, you might want to know the exact coordinates of the mouse click or perform different actions based on which widget triggered the event.</text:p>
      <text:p text:style-name="P15"><text:soft-page-break/>However, in this particular implementation of Minesweeper, the <text:span text:style-name="Source_20_Text">event</text:span> parameter is not used within the <text:span text:style-name="Source_20_Text">button_left_click</text:span> method. The method simply checks if the cell has a mine and reacts accordingly, without needing additional information about the event itself. Nonetheless, including <text:span text:style-name="Source_20_Text">event</text:span> in the method signature is a common practice in Tkinter event handling, as it allows for flexibility and access to event details when necessary</text:p>
      <text:p text:style-name="P1"><text:span text:style-name="T4"/></text:p>
      <text:p text:style-name="P6"><text:span text:style-name="T4"/></text:p>
      <text:p text:style-name="P1"><text:span text:style-name="T4"/></text:p>
      <text:p text:style-name="Standard">If you click on mine then (YOU KNOW WHAT HAPPEN!!:) ) </text:p>
      <text:p text:style-name="Standard">if not then we call the counter function, it will check if the neighbour cell has a randomized planted mine then the counter will add one +=</text:p>
      <text:p text:style-name="Standard"/>
      <text:p text:style-name="Standard"/>
      <text:p text:style-name="P2"># Method to handle right mouse clicks</text:p>
      <text:p text:style-name="P1">    <text:span text:style-name="T7">def</text:span><text:span text:style-name="T4"> </text:span><text:span text:style-name="T8">button_right_click</text:span><text:span text:style-name="T4">(</text:span><text:span text:style-name="T1">self</text:span><text:span text:style-name="T4">, </text:span><text:span text:style-name="T1">event</text:span><text:span text:style-name="T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 t</meta:initial-creator>
    <meta:creation-date>2024-03-24T00:53:00.37</meta:creation-date>
    <meta:document-statistic meta:table-count="0" meta:image-count="0" meta:object-count="0" meta:page-count="3" meta:paragraph-count="51" meta:word-count="628" meta:character-count="4020"/>
    <dc:date>2024-03-24T02:31:52.06</dc:date>
    <dc:creator>t t</dc:creator>
    <meta:editing-duration>PT7M33S</meta:editing-duration>
    <meta:editing-cycles>1</meta:editing-cycles>
    <meta:generator>OpenOffice/4.1.14$Win32 OpenOffice.org_project/4114m1$Build-9811</meta:generator>
  </office:meta>
</office:document-meta>
</file>